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5.47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3.866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3.457cm"/>
    </style:style>
    <style:style style:name="co9" style:family="table-column">
      <style:table-column-properties fo:break-before="auto" style:column-width="2.859cm"/>
    </style:style>
    <style:style style:name="co10" style:family="table-column">
      <style:table-column-properties fo:break-before="auto" style:column-width="2.559cm"/>
    </style:style>
    <style:style style:name="co11" style:family="table-column">
      <style:table-column-properties fo:break-before="auto" style:column-width="2.233cm"/>
    </style:style>
    <style:style style:name="co12" style:family="table-column">
      <style:table-column-properties fo:break-before="auto" style:column-width="8.9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text-line-through-style="solid" style:text-line-through-type="single"/>
    </style:style>
    <style:style style:name="ce3" style:family="table-cell" style:parent-style-name="Default" style:data-style-name="N11"/>
    <style:style style:name="ce9" style:family="table-cell" style:parent-style-name="Default" style:data-style-name="N11">
      <style:table-cell-properties fo:background-color="#ffff00"/>
    </style:style>
    <style:style style:name="ce14" style:family="table-cell" style:parent-style-name="Default" style:data-style-name="N11">
      <style:text-properties style:text-line-through-style="solid" style:text-line-through-type="single"/>
    </style:style>
    <style:style style:name="ce4" style:family="table-cell" style:parent-style-name="Default" style:data-style-name="N104"/>
    <style:style style:name="ce11" style:family="table-cell" style:parent-style-name="Default" style:data-style-name="N104">
      <style:table-cell-properties fo:background-color="#ffff00"/>
    </style:style>
    <style:style style:name="ce17" style:family="table-cell" style:parent-style-name="Default" style:data-style-name="N104">
      <style:text-properties style:text-line-through-style="solid" style:text-line-through-type="single"/>
    </style:style>
    <style:style style:name="ce18" style:family="table-cell" style:parent-style-name="Default"/>
    <style:style style:name="ce1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Not Ordered&quot;;&quot;Ordered&quot;;&quot;Received&quot;;&quot;Cancelled&quot;)" table:allow-empty-cell="true" table:display-list="unsorted" table:base-cell-address="Frame.K2">
          <table:error-message table:message-type="stop" table:display="true"/>
        </table:content-validation>
      </table:content-validations>
      <table:table table:name="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3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8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Cost (Exc. VAT)</text:p>
          </table:table-cell>
          <table:table-cell table:style-name="ce1" office:value-type="string" calcext:value-type="string">
            <text:p>VAT (%)</text:p>
          </table:table-cell>
          <table:table-cell table:style-name="ce1" office:value-type="string" calcext:value-type="string">
            <text:p>Total Cost (Inc. VAT)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Order Number</text:p>
          </table:table-cell>
          <table:table-cell table:style-name="ce1" office:value-type="string" calcext:value-type="string">
            <text:p>Order Status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Usage Notes</text:p>
          </table:table-cell>
          <table:table-cell table:style-name="ce19"/>
        </table:table-row>
        <table:table-row table:style-name="ro1">
          <table:table-cell office:value-type="string" calcext:value-type="string">
            <text:p>WDS-8509</text:p>
          </table:table-cell>
          <table:table-cell office:value-type="string" calcext:value-type="string">
            <text:p>Carry Handle</text:p>
          </table:table-cell>
          <table:table-cell office:value-type="string" calcext:value-type="string">
            <text:p>Component</text:p>
          </table:table-cell>
          <table:table-cell office:value-type="float" office:value="2" calcext:value-type="float">
            <text:p>2</text:p>
          </table:table-cell>
          <table:table-cell office:value-type="float" office:value="7.86" calcext:value-type="float">
            <text:p>7.86</text:p>
          </table:table-cell>
          <table:table-cell office:value-type="percentage" office:value="0.2" calcext:value-type="percentage">
            <text:p>20.00%</text:p>
          </table:table-cell>
          <table:table-cell table:formula="of:= ([.D2] * [.E2]) * (1 + [.F2])" office:value-type="currency" office:currency="GBP" office:value="18.864" calcext:value-type="currency">
            <text:p>£18.86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WDS Components</text:p>
          </table:table-cell>
          <table:table-cell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www.wdscomponents.com/en-gb/bow-handle-round-angle-black" xlink:type="simple">https://www.wdscomponents.com/en-gb/bow-handle-round-angle-black</text:a>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WDS-8506</text:p>
          </table:table-cell>
          <table:table-cell office:value-type="string" calcext:value-type="string">
            <text:p>Lid Handle</text:p>
          </table:table-cell>
          <table:table-cell office:value-type="string" calcext:value-type="string">
            <text:p>Component</text:p>
          </table:table-cell>
          <table:table-cell office:value-type="float" office:value="1" calcext:value-type="float">
            <text:p>1</text:p>
          </table:table-cell>
          <table:table-cell office:value-type="float" office:value="6.49" calcext:value-type="float">
            <text:p>6.49</text:p>
          </table:table-cell>
          <table:table-cell office:value-type="percentage" office:value="0.2" calcext:value-type="percentage">
            <text:p>20.00%</text:p>
          </table:table-cell>
          <table:table-cell table:formula="of:= ([.D3] * [.E3]) * (1 + [.F3])" office:value-type="currency" office:currency="GBP" office:value="7.788" calcext:value-type="currency">
            <text:p>£7.79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WDS Components</text:p>
          </table:table-cell>
          <table:table-cell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www.wdscomponents.com/en-gb/bow-handle-oval-profile-black" xlink:type="simple">https://www.wdscomponents.com/en-gb/bow-handle-oval-profile-black</text:a>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SSCF-M5-10-A2 </text:p>
          </table:table-cell>
          <table:table-cell office:value-type="string" calcext:value-type="string">
            <text:p>M5 x 10mm Cap Head Screw</text:p>
          </table:table-cell>
          <table:table-cell office:value-type="string" calcext:value-type="string">
            <text:p>Fastener</text:p>
          </table:table-cell>
          <table:table-cell office:value-type="float" office:value="6" calcext:value-type="float">
            <text:p>6</text:p>
          </table:table-cell>
          <table:table-cell office:value-type="float" office:value="0.26" calcext:value-type="float">
            <text:p>0.26</text:p>
          </table:table-cell>
          <table:table-cell office:value-type="percentage" office:value="0.2" calcext:value-type="percentage">
            <text:p>20.00%</text:p>
          </table:table-cell>
          <table:table-cell table:formula="of:= ([.D4] * [.E4]) * (1 + [.F4])" office:value-type="currency" office:currency="GBP" office:value="1.872" calcext:value-type="currency">
            <text:p>£1.87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Accu</text:p>
          </table:table-cell>
          <table:table-cell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www.accu.co.uk/metric-cap-head-screws/3849-SSCF-M5-10-A2" xlink:type="simple">https://www.accu.co.uk/metric-cap-head-screws/3849-SSCF-M5-10-A2</text:a>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778-701560W</text:p>
          </table:table-cell>
          <table:table-cell office:value-type="string" calcext:value-type="string">
            <text:p>Self Levelling foot 60mm base</text:p>
          </table:table-cell>
          <table:table-cell office:value-type="string" calcext:value-type="string">
            <text:p>Component</text:p>
          </table:table-cell>
          <table:table-cell office:value-type="float" office:value="4" calcext:value-type="float">
            <text:p>4</text:p>
          </table:table-cell>
          <table:table-cell office:value-type="float" office:value="6.48" calcext:value-type="float">
            <text:p>6.48</text:p>
          </table:table-cell>
          <table:table-cell office:value-type="percentage" office:value="0.2" calcext:value-type="percentage">
            <text:p>20.00%</text:p>
          </table:table-cell>
          <table:table-cell table:formula="of:= ([.D5] * [.E5]) * (1 + [.F5])" office:value-type="currency" office:currency="GBP" office:value="31.104" calcext:value-type="currency">
            <text:p>£31.10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WDS Components</text:p>
          </table:table-cell>
          <table:table-cell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www.wdscomponents.com/en-gb/levelling-feet-316-stainless-steel-60mm-plastic-base-white" xlink:type="simple">https://www.wdscomponents.com/en-gb/levelling-feet-316-stainless-steel-60mm-plastic-base-white</text:a>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7" office:value-type="string" calcext:value-type="string">
            <text:p>HPN-M8-A2</text:p>
          </table:table-cell>
          <table:table-cell table:style-name="ce7" office:value-type="string" calcext:value-type="string">
            <text:p>M8 Hex Nut</text:p>
          </table:table-cell>
          <table:table-cell table:style-name="ce7" office:value-type="string" calcext:value-type="string">
            <text:p>Fastene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.67" calcext:value-type="float">
            <text:p>0.67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11" table:formula="of:= ([.D6] * [.E6]) * (1 + [.F6])" office:value-type="currency" office:currency="GBP" office:value="3.216" calcext:value-type="currency">
            <text:p>£3.22</text:p>
          </table:table-cell>
          <table:table-cell table:style-name="ce7" office:value-type="string" calcext:value-type="string">
            <text:p>UK</text:p>
          </table:table-cell>
          <table:table-cell table:style-name="ce7" office:value-type="string" calcext:value-type="string">
            <text:p>Accu</text:p>
          </table:table-cell>
          <table:table-cell table:style-name="ce7"/>
          <table:table-cell table:content-validation-name="val1" office:value-type="string" calcext:value-type="string">
            <text:p>Not Ordered</text:p>
          </table:table-cell>
          <table:table-cell table:style-name="ce7" office:value-type="string" calcext:value-type="string">
            <text:p><text:a xlink:href="https://www.accu.co.uk/hexagon-nuts/7894-HPN-M8-A2" xlink:type="simple">https://www.accu.co.uk/hexagon-nuts/7894-HPN-M8-A2</text:a>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0" office:value-type="string" calcext:value-type="string">
            <text:p>GDFF</text:p>
          </table:table-cell>
          <table:table-cell table:style-name="ce10" office:value-type="string" calcext:value-type="string">
            <text:p>Sump Flange</text:p>
          </table:table-cell>
          <table:table-cell table:style-name="ce10" office:value-type="string" calcext:value-type="string">
            <text:p>Component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.14" calcext:value-type="float">
            <text:p>8.14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7" table:formula="of:= ([.D7] * [.E7]) * (1 + [.F7])" office:value-type="currency" office:currency="GBP" office:value="0" calcext:value-type="currency">
            <text:p>£0.00</text:p>
          </table:table-cell>
          <table:table-cell table:style-name="ce10" office:value-type="string" calcext:value-type="string">
            <text:p>UK</text:p>
          </table:table-cell>
          <table:table-cell table:style-name="ce10" office:value-type="string" calcext:value-type="string">
            <text:p>Pipe Dream Fittings</text:p>
          </table:table-cell>
          <table:table-cell table:style-name="ce10"/>
          <table:table-cell table:content-validation-name="val1" office:value-type="string" calcext:value-type="string">
            <text:p>Cancelled</text:p>
          </table:table-cell>
          <table:table-cell office:value-type="string" calcext:value-type="string">
            <text:p><text:a xlink:href="https://pipedreamfittings.com/product/decorative-galvanised-malleable-iron-floor-flange/" xlink:type="simple">https://pipedreamfittings.com/product/decorative-galvanised-malleable-iron-floor-flange/</text:a>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0" office:value-type="string" calcext:value-type="string">
            <text:p>GHC</text:p>
          </table:table-cell>
          <table:table-cell table:style-name="ce10" office:value-type="string" calcext:value-type="string">
            <text:p>Sump Hex Cap</text:p>
          </table:table-cell>
          <table:table-cell table:style-name="ce10" office:value-type="string" calcext:value-type="string">
            <text:p>Component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11" calcext:value-type="float">
            <text:p>3.11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7" table:formula="of:= ([.D8] * [.E8]) * (1 + [.F8])" office:value-type="currency" office:currency="GBP" office:value="0" calcext:value-type="currency">
            <text:p>£0.00</text:p>
          </table:table-cell>
          <table:table-cell table:style-name="ce10" office:value-type="string" calcext:value-type="string">
            <text:p>UK</text:p>
          </table:table-cell>
          <table:table-cell table:style-name="ce10" office:value-type="string" calcext:value-type="string">
            <text:p>Pipe Dream Fittings</text:p>
          </table:table-cell>
          <table:table-cell table:style-name="ce10"/>
          <table:table-cell table:content-validation-name="val1" office:value-type="string" calcext:value-type="string">
            <text:p>Cancelled</text:p>
          </table:table-cell>
          <table:table-cell office:value-type="string" calcext:value-type="string">
            <text:p><text:a xlink:href="https://pipedreamfittings.com/product/hexagon-cap-galvanised-malleable-iron/?attribute_pa_size=2" xlink:type="simple">https://pipedreamfittings.com/product/hexagon-cap-galvanised-malleable-iron/?attribute_pa_size=2</text:a>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10" office:value-type="string" calcext:value-type="string">
            <text:p>GSMPT</text:p>
          </table:table-cell>
          <table:table-cell table:style-name="ce10" office:value-type="string" calcext:value-type="string">
            <text:p>Sump Pipe</text:p>
          </table:table-cell>
          <table:table-cell table:style-name="ce10" office:value-type="string" calcext:value-type="string">
            <text:p>Component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.85" calcext:value-type="float">
            <text:p>4.85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7" table:formula="of:= ([.D9] * [.E9]) * (1 + [.F9])" office:value-type="currency" office:currency="GBP" office:value="0" calcext:value-type="currency">
            <text:p>£0.00</text:p>
          </table:table-cell>
          <table:table-cell table:style-name="ce10" office:value-type="string" calcext:value-type="string">
            <text:p>UK</text:p>
          </table:table-cell>
          <table:table-cell table:style-name="ce10" office:value-type="string" calcext:value-type="string">
            <text:p>Pipe Dream Fittings</text:p>
          </table:table-cell>
          <table:table-cell table:style-name="ce10"/>
          <table:table-cell table:content-validation-name="val1" office:value-type="string" calcext:value-type="string">
            <text:p>Cancelled</text:p>
          </table:table-cell>
          <table:table-cell office:value-type="string" calcext:value-type="string">
            <text:p><text:a xlink:href="https://pipedreamfittings.com/product/galvanised-steel-pipe-tube-threaded/?attribute_pa_size=2&amp;attribute_length=200MM&amp;attribute_end=Threaded+Both+Ends" xlink:type="simple">https://pipedreamfittings.com/product/galvanised-steel-pipe-tube-threaded/?attribute_pa_size=2&amp;attribute_length=200MM&amp;attribute_end=Threaded+Both+Ends</text:a>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78-534</text:p>
          </table:table-cell>
          <table:table-cell office:value-type="string" calcext:value-type="string">
            <text:p>M3 Threaded Inserts (100 pack)</text:p>
          </table:table-cell>
          <table:table-cell office:value-type="string" calcext:value-type="string">
            <text:p>Fastener</text:p>
          </table:table-cell>
          <table:table-cell office:value-type="float" office:value="1" calcext:value-type="float">
            <text:p>1</text:p>
          </table:table-cell>
          <table:table-cell office:value-type="float" office:value="13.65" calcext:value-type="float">
            <text:p>13.65</text:p>
          </table:table-cell>
          <table:table-cell office:value-type="percentage" office:value="0.2" calcext:value-type="percentage">
            <text:p>20.00%</text:p>
          </table:table-cell>
          <table:table-cell table:formula="of:= ([.D10] * [.E10]) * (1 + [.F10])" office:value-type="currency" office:currency="GBP" office:value="16.38" calcext:value-type="currency">
            <text:p>£16.38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S Components</text:p>
          </table:table-cell>
          <table:table-cell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uk.rs-online.com/web/p/threaded-inserts/0278534" xlink:type="simple">https://uk.rs-online.com/web/p/threaded-inserts/0278534</text:a></text:p>
          </table:table-cell>
          <table:table-cell office:value-type="string" calcext:value-type="string">
            <text:p>Used in fan cooling shroud</text:p>
          </table:table-cell>
          <table:table-cell/>
        </table:table-row>
        <table:table-row table:style-name="ro1">
          <table:table-cell table:number-columns-repeated="5"/>
          <table:table-cell office:value-type="percentage" office:value="0.2" calcext:value-type="percentage">
            <text:p>20.00%</text:p>
          </table:table-cell>
          <table:table-cell table:formula="of:= ([.D11] * [.E11]) * (1 + [.F11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5"/>
          <table:table-cell office:value-type="percentage" office:value="0.2" calcext:value-type="percentage">
            <text:p>20.00%</text:p>
          </table:table-cell>
          <table:table-cell table:formula="of:= ([.D12] * [.E12]) * (1 + [.F12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5"/>
          <table:table-cell office:value-type="percentage" office:value="0.2" calcext:value-type="percentage">
            <text:p>20.00%</text:p>
          </table:table-cell>
          <table:table-cell table:formula="of:= ([.D13] * [.E13]) * (1 + [.F13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5"/>
          <table:table-cell office:value-type="percentage" office:value="0.2" calcext:value-type="percentage">
            <text:p>20.00%</text:p>
          </table:table-cell>
          <table:table-cell table:formula="of:= ([.D14] * [.E14]) * (1 + [.F14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5"/>
          <table:table-cell office:value-type="percentage" office:value="0.2" calcext:value-type="percentage">
            <text:p>20.00%</text:p>
          </table:table-cell>
          <table:table-cell table:formula="of:= ([.D15] * [.E15]) * (1 + [.F15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5"/>
          <table:table-cell office:value-type="percentage" office:value="0.2" calcext:value-type="percentage">
            <text:p>20.00%</text:p>
          </table:table-cell>
          <table:table-cell table:formula="of:= ([.D16] * [.E16]) * (1 + [.F16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5"/>
          <table:table-cell office:value-type="percentage" office:value="0.2" calcext:value-type="percentage">
            <text:p>20.00%</text:p>
          </table:table-cell>
          <table:table-cell table:formula="of:= ([.D17] * [.E17]) * (1 + [.F17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5"/>
          <table:table-cell office:value-type="percentage" office:value="0.2" calcext:value-type="percentage">
            <text:p>20.00%</text:p>
          </table:table-cell>
          <table:table-cell table:formula="of:= ([.D18] * [.E18]) * (1 + [.F18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5"/>
          <table:table-cell office:value-type="percentage" office:value="0.2" calcext:value-type="percentage">
            <text:p>20.00%</text:p>
          </table:table-cell>
          <table:table-cell table:formula="of:= ([.D19] * [.E19]) * (1 + [.F19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5"/>
          <table:table-cell office:value-type="percentage" office:value="0.2" calcext:value-type="percentage">
            <text:p>20.00%</text:p>
          </table:table-cell>
          <table:table-cell table:formula="of:= ([.D20] * [.E20]) * (1 + [.F20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5"/>
          <table:table-cell office:value-type="percentage" office:value="0.2" calcext:value-type="percentage">
            <text:p>20.00%</text:p>
          </table:table-cell>
          <table:table-cell table:formula="of:= ([.D21] * [.E21]) * (1 + [.F21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5"/>
          <table:table-cell office:value-type="percentage" office:value="0.2" calcext:value-type="percentage">
            <text:p>20.00%</text:p>
          </table:table-cell>
          <table:table-cell table:formula="of:= ([.D22] * [.E22]) * (1 + [.F22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5"/>
          <table:table-cell office:value-type="percentage" office:value="0.2" calcext:value-type="percentage">
            <text:p>20.00%</text:p>
          </table:table-cell>
          <table:table-cell table:formula="of:= ([.D23] * [.E23]) * (1 + [.F23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5"/>
          <table:table-cell office:value-type="percentage" office:value="0.2" calcext:value-type="percentage">
            <text:p>20.00%</text:p>
          </table:table-cell>
          <table:table-cell table:formula="of:= ([.D24] * [.E24]) * (1 + [.F24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5"/>
          <table:table-cell office:value-type="percentage" office:value="0.2" calcext:value-type="percentage">
            <text:p>20.00%</text:p>
          </table:table-cell>
          <table:table-cell table:formula="of:= ([.D25] * [.E25]) * (1 + [.F25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5"/>
          <table:table-cell office:value-type="percentage" office:value="0.2" calcext:value-type="percentage">
            <text:p>20.00%</text:p>
          </table:table-cell>
          <table:table-cell table:formula="of:= ([.D26] * [.E26]) * (1 + [.F26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5"/>
          <table:table-cell office:value-type="percentage" office:value="0.2" calcext:value-type="percentage">
            <text:p>20.00%</text:p>
          </table:table-cell>
          <table:table-cell table:formula="of:= ([.D27] * [.E27]) * (1 + [.F27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calcext:conditional-formats>
          <calcext:conditional-format calcext:target-range-address="Frame.K2:Frame.K27">
            <calcext:condition calcext:apply-style-name="Bad" calcext:value="contains-text(&quot;not&quot;)" calcext:base-cell-address="Frame.K2"/>
          </calcext:conditional-format>
          <calcext:conditional-format calcext:target-range-address="Frame.K2:Frame.K27">
            <calcext:condition calcext:apply-style-name="Neutral" calcext:value="contains-text(&quot;ordered&quot;`)" calcext:base-cell-address="Frame.K2"/>
          </calcext:conditional-format>
          <calcext:conditional-format calcext:target-range-address="Frame.K2:Frame.K27">
            <calcext:condition calcext:apply-style-name="Good" calcext:value="contains-text(&quot;received&quot;)" calcext:base-cell-address="Frame.K2"/>
          </calcext:conditional-format>
          <calcext:conditional-format calcext:target-range-address="Frame.K2:Frame.K27">
            <calcext:condition calcext:apply-style-name="Warning" calcext:value="contains-text(&quot;cancelled&quot;)" calcext:base-cell-address="Frame.K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6">00/00/0000</text:date>, <text:time style:data-style-name="N2" text:time-value="22:10:54.8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2T20:53:01.325000000</meta:creation-date>
    <dc:date>2024-02-06T23:54:30.889000000</dc:date>
    <meta:editing-duration>PT2H3M47S</meta:editing-duration>
    <meta:editing-cycles>31</meta:editing-cycles>
    <meta:generator>LibreOffice/7.5.5.2$Windows_X86_64 LibreOffice_project/ca8fe7424262805f223b9a2334bc7181abbcbf5e</meta:generator>
    <meta:document-statistic meta:table-count="1" meta:cell-count="189" meta:object-count="0"/>
  </office:meta>
</office:document-meta>
</file>